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FR" officeooo:rsid="001c77ba" officeooo:paragraph-rsid="001c77ba" style:font-size-asian="10.5pt" style:font-size-complex="12pt"/>
    </style:style>
    <style:style style:name="P2" style:family="paragraph" style:parent-style-name="Standard">
      <style:paragraph-properties fo:text-align="start" style:justify-single-word="false"/>
      <style:text-properties fo:font-size="12pt" fo:language="fr" fo:country="FR" officeooo:rsid="001c77ba" officeooo:paragraph-rsid="001c77ba" style:font-size-asian="10.5pt" style:font-size-complex="12pt"/>
    </style:style>
    <style:style style:name="P3" style:family="paragraph" style:parent-style-name="Standard">
      <style:paragraph-properties fo:text-align="justify" style:justify-single-word="false"/>
      <style:text-properties fo:font-size="12pt" fo:language="fr" fo:country="FR" fo:font-weight="bold" officeooo:rsid="001c77ba" officeooo:paragraph-rsid="001c77ba"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language="fr" fo:country="FR" fo:font-weight="normal" officeooo:rsid="001c77ba" officeooo:paragraph-rsid="001c77b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fr" fo:country="FR" fo:font-weight="normal" officeooo:rsid="001e7484" officeooo:paragraph-rsid="001e748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fr" fo:country="FR" fo:font-weight="normal" officeooo:rsid="00204429" officeooo:paragraph-rsid="0020442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4pt" fo:language="fr" fo:country="FR" fo:font-weight="normal" officeooo:rsid="001e7484" officeooo:paragraph-rsid="001e7484"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000000" loext:opacity="100%" fo:font-size="12pt" fo:language="fr" fo:country="FR" fo:font-weight="normal" officeooo:rsid="00204429" officeooo:paragraph-rsid="00204429"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20pt" fo:language="fr" fo:country="FR" officeooo:rsid="001c77ba" officeooo:paragraph-rsid="001c77ba" style:font-size-asian="20pt" style:font-size-complex="20pt"/>
    </style:style>
    <style:style style:name="P10" style:family="paragraph" style:parent-style-name="Heading_20_1">
      <style:text-properties fo:language="fr" fo:country="FR"/>
    </style:style>
    <style:style style:name="T1" style:family="text">
      <style:text-properties fo:font-weight="bold" style:font-weight-asian="bold" style:font-weight-complex="bold"/>
    </style:style>
    <style:style style:name="T2" style:family="text">
      <style:text-properties officeooo:rsid="001cc2b5"/>
    </style:style>
    <style:style style:name="T3" style:family="text">
      <style:text-properties fo:color="#c9211e" loext:opacity="100%"/>
    </style:style>
    <style:style style:name="T4" style:family="text">
      <style:text-properties officeooo:rsid="00214dda"/>
    </style:style>
    <style:style style:name="T5" style:family="text">
      <style:text-properties officeooo:rsid="0027ed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L44 – Suivi 2 – Contenu indicatif</text:p>
      <text:p text:style-name="P2"/>
      <text:h text:style-name="P10" text:outline-level="1">Présentation du compilateur Hello World</text:h>
      <text:h text:style-name="P10" text:outline-level="1">Etat des réflexions </text:h>
      <text:p text:style-name="P1"/>
      <text:p text:style-name="P8">Conformément à l’organisation que nous détaillerons ci-après, les étapes B et C sont comprises dans l’ensemble par chacun des membres, et dans leur integralité par 2 d’entre nous.</text:p>
      <text:p text:style-name="P3"/>
      <text:h text:style-name="P10" text:outline-level="1">Avancement du projet</text:h>
      <text:p text:style-name="P4"/>
      <text:p text:style-name="P4"><text:span text:style-name="T1">Organisation</text:span>: nous avons décidé de nous spécialiser chacun dans une étapé afin d’optimiser la parallélisation des tâches. Par exemple, Jules et Carmel sont spécialisés dans l’étape A, là où Eliott et Jérôme maîtrisent la partie B.</text:p>
      <text:p text:style-name="P4">Nous avons décidé de faire ça 1 semaine après le début du projet afin que nous connaissions tous quand même chacune des parties dans leur ensemble. Cela nous permet de rester efficace et d’éviter tout problème qui pourraient apparaître si on ne se reposait que sur 1 membre du groupe pour un travail donné.</text:p>
      <text:p text:style-name="P4"/>
      <text:p text:style-name="P4"><text:span text:style-name="T1">Sprint effectué</text:span>: <text:span text:style-name="T5">cf autre doc</text:span></text:p>
      <text:p text:style-name="P4"/>
      <text:p text:style-name="P4"><text:span text:style-name="T1">Sprint suivant</text:span>: le prochain sprint aboutira au compilateur langage sans objet. <text:span text:style-name="T2">C’est un sprint d’un peu plus de 4 jours. Nous nous répartirons les tâches conformément à nos spécialisations. Les sous-tâches à effectuer ont déjà été définies, mais sont amenées à évoluer (comme d’habitude).</text:span></text:p>
      <text:p text:style-name="P4"/>
      <text:h text:style-name="P10" text:outline-level="1">Négocation du contenu pour l’extension</text:h>
      <text:p text:style-name="P7"/>
      <text:p text:style-name="P5"><text:span text:style-name="T3">Carmel</text:span> </text:p>
      <text:p text:style-name="P5"/>
      <text:h text:style-name="P10" text:outline-level="1">Préparation du rendu intermédiaire</text:h>
      <text:p text:style-name="P5"/>
      <text:p text:style-name="P6">Cons<text:span text:style-name="T4">ci</text:span>ents que le rendu intermédiaire est <text:span text:style-name="T4">une étude primordiale dans le cadre de ce projet, en particulier vis à vis de l’image que nous renverrons au client, nous mettons tout en œuvre pour aboutir le compilateur dés que possible. Nous avons décidé de définir du mieux que possible les sous-tâches à effectuer, afin d’être en mesure de justfifier auprès du client d’éventuels écar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10:10:11.772711784</meta:creation-date>
    <dc:date>2024-01-09T08:54:25.891423546</dc:date>
    <meta:editing-duration>PT2H40S</meta:editing-duration>
    <meta:editing-cycles>5</meta:editing-cycles>
    <meta:generator>LibreOffice/7.3.7.2$Linux_X86_64 LibreOffice_project/30$Build-2</meta:generator>
    <meta:document-statistic meta:table-count="0" meta:image-count="0" meta:object-count="0" meta:page-count="1" meta:paragraph-count="13" meta:word-count="256" meta:character-count="1608" meta:non-whitespace-character-count="1361"/>
  </office:meta>
</office:document-meta>
</file>